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YASCA INGENIEROS MINERIA Y CONSTRUCCION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YASCA VILLALBA CARLOS PELAY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1451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WILBER AYASCA VILLALB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22101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36:34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